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paragraph-rsid="000e7b38"/>
    </style:style>
    <style:style style:name="P3" style:family="paragraph" style:parent-style-name="Standard">
      <style:text-properties officeooo:paragraph-rsid="000e7b38"/>
    </style:style>
    <style:style style:name="P4" style:family="paragraph" style:parent-style-name="Standard">
      <style:text-properties fo:font-weight="bold" officeooo:paragraph-rsid="000e7b38" style:font-weight-asian="bold" style:font-weight-complex="bold"/>
    </style:style>
    <style:style style:name="P5" style:family="paragraph" style:parent-style-name="Standard">
      <style:text-properties fo:font-weight="bold" officeooo:rsid="000e7b38" officeooo:paragraph-rsid="000e7b38" style:font-weight-asian="bold" style:font-weight-complex="bold"/>
    </style:style>
    <style:style style:name="P6" style:family="paragraph" style:parent-style-name="Standard">
      <style:text-properties officeooo:rsid="000e7b38" officeooo:paragraph-rsid="000e7b38"/>
    </style:style>
    <style:style style:name="P7" style:family="paragraph" style:parent-style-name="Standard">
      <style:text-properties fo:font-weight="normal" officeooo:rsid="000e7b38" officeooo:paragraph-rsid="000e7b38" style:font-weight-asian="normal" style:font-weight-complex="normal"/>
    </style:style>
    <style:style style:name="T1" style:family="text">
      <style:text-properties officeooo:rsid="000e7b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7b3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 Side dashboard not displaying properly</text:span></text:p>
      <text:p text:style-name="P3"/>
      <text:p text:style-name="P3"><text:s text:c="6"/>A PHP Error was encountered</text:p>
      <text:p text:style-name="Standard"/>
      <text:p text:style-name="Standard"><text:s text:c="7"/>Severity: Warning</text:p>
      <text:p text:style-name="Standard"/>
      <text:p text:style-name="Standard"><text:s text:c="6"/>Message: Undefined array key "url"</text:p>
      <text:p text:style-name="Standard"/>
      <text:p text:style-name="Standard"><text:s text:c="6"/>Filename: includes/left_menu.php</text:p>
      <text:p text:style-name="Standard"/>
      <text:p text:style-name="Standard"><text:s text:c="6"/>Line Number: 33</text:p>
      <text:p text:style-name="Standard"/>
      <text:p text:style-name="Standard"><text:s text:c="6"/>Backtrace:</text:p>
      <text:p text:style-name="Standard"/>
      <text:p text:style-name="Standard"><text:s text:c="6"/>File: /var/www/demoERP/application/views/includes/left_menu.php</text:p>
      <text:p text:style-name="Standard"><text:s text:c="6"/>Line: 33</text:p>
      <text:p text:style-name="Standard"><text:s text:c="6"/>Function: _error_handler</text:p>
      <text:p text:style-name="P3"><text:span text:style-name="T3"/></text:p>
      <text:p text:style-name="P3"><text:span text:style-name="T3"><text:s/>Modifications</text:span><text:span text:style-name="T1">:</text:span></text:p>
      <text:p text:style-name="P6"/>
      <text:p text:style-name="P3">$menu_url = isset($main_menu['is_custom_menu_item']) &amp;&amp; isset($main_menu['url']) ? $main_menu['url'] : get_uri($main_menu['url']); </text:p>
      <text:p text:style-name="P3"/>
      <text:p text:style-name="P3">$url = isset($main_menu['url']) ? (isset($main_menu['is_custom_menu_item']) ? $main_menu['url'] : get_uri($main_menu['url'])) : '#'; </text:p>
      <text:p text:style-name="Standard"/>
      <text:p text:style-name="P5"/>
      <text:p text:style-name="P5"/>
      <text:p text:style-name="P5">2. Timeline Module</text:p>
      <text:p text:style-name="P7"/>
      <text:p text:style-name="P7">Severity: Warning Message: Undefined variable $is_admin Filename: models/Users_model.php Line Number: 103 </text:p>
      <text:p text:style-name="P7">Backtrace: File: /var/www/demoERP/application/models/Users_model.php Line: 103 Function: _error_handler rectify the error and provide a updated code</text:p>
      <text:p text:style-name="P5"/>
      <text:p text:style-name="P5"/>
      <text:p text:style-name="P3"><text:span text:style-name="T3">Modifications:</text:span></text:p>
      <text:p text:style-name="P3"><text:span text:style-name="Source_20_Text"><text:span text:style-name="T3"/></text:span></text:p>
      <text:p text:style-name="P2"><text:span text:style-name="Source_20_Text">if ($is_admin) {</text:span></text:p>
      <text:p text:style-name="P2"><text:span text:style-name="Source_20_Text"><text:span text:style-name="T3"><text:s text:c="4"/>$where .= " AND $users_table.is_admin != $is_admin";</text:span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$is_admin = isset($options['is_admin']) ? $options['is_admin'] : null;</text:span></text:p>
      <text:p text:style-name="Preformatted_20_Text"/>
      <text:p text:style-name="Preformatted_20_Text"><text:span text:style-name="Source_20_Text"><text:s text:c="4"/>// Check $is_admin after defining it</text:span></text:p>
      <text:p text:style-name="Preformatted_20_Text"><text:span text:style-name="Source_20_Text"><text:s text:c="4"/>if ($is_admin) {</text:span></text:p>
      <text:p text:style-name="Preformatted_20_Text"><text:span text:style-name="Source_20_Text"><text:s text:c="8"/>$where .= " AND $users_table.is_admin != $is_admin";</text:span></text:p>
      <text:p text:style-name="P1"><text:span text:style-name="Source_20_Text"><text:s text:c="4"/>}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1:10:16.719952930</meta:creation-date>
    <dc:date>2024-05-28T12:19:13.549026584</dc:date>
    <meta:editing-duration>PT26S</meta:editing-duration>
    <meta:editing-cycles>1</meta:editing-cycles>
    <meta:document-statistic meta:table-count="0" meta:image-count="0" meta:object-count="0" meta:page-count="1" meta:paragraph-count="24" meta:word-count="115" meta:character-count="1158" meta:non-whitespace-character-count="984"/>
    <meta:generator>LibreOffice/7.3.7.2$Linux_X86_64 LibreOffice_project/30$Build-2</meta:generator>
  </office:meta>
</office:document-meta>
</file>